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yper Threading:</text:p>
      <text:p text:style-name="Standard">Một công nghệ phần cứng được “trademarked” và được Intel thực hiện trên các bộ vi xử lý của họ – sẽ cho phép mỗi core shedule và thực thi 2 thread (có thể hơn, nhưng thường là 2) tại một thời điểm nhất định. Với hyper-threading, số lượng cores của CPU sẽ tăng lên gấp đôi.</text:p>
      <text:p text:style-name="Standard">Việc khai thác lợi thế của hyper-threading phụ thuộc vào cấu trúc chương trình. Có những chương trình được viết không nhằm sử dụng multi-threading, do đó mặc dù tại thời điểm đó có nhiều chương trình đang chạt nhưng chỉ có 1 CPU core đang hoạt động.</text:p>
      <text:p text:style-name="Standard">Hyper-threading sẽ thực sự hữu dụng và phát huy được khả năng nếu ta ứng dụng trong các ứng dụng nặng về video/audio coding, transcoding, các ứng dụng về khoa học được viết và thiết kế với việc sử dụng multi-threading nhằm mục đích đạt được throughput cao. Không đảm bảo cho việc tăng hiệu năng hệ thống, thậm chí tác động mạnh theo chiều hướng ngược lại (các thread có thể sử dụng chung các resources, do đó làm giảm hiệu năng).</text:p>
      <text:p text:style-name="Standard">Huge page:</text:p>
      <text:p text:style-name="Standard">Memory được quản lý trong các block dưới dạng page. Mỗi page có kích cỡ chuẩn 4KB. CPU có 1 đơn vị quản lý bộ nhớ (MMU – Memory Management Unit) bao gồm 1 list các page, mỗi page được trỏ đến thông qua một page table entry.</text:p>
      <text:p text:style-name="Standard">Có 2 phương pháp:</text:p>
      <text:list xml:id="list1471598594920393896" text:style-name="L1">
        <text:list-item>
          <text:p text:style-name="P1">Tăng số lượng các page table entry trong MMU</text:p>
        </text:list-item>
        <text:list-item>
          <text:p text:style-name="P1">Tăng kích cỡ của page</text:p>
        </text:list-item>
      </text:list>
      <text:p text:style-name="Standard">Phương pháp tăng số lượng các page table entry trong MMU phụ thuộc rất lớn vào sự phát triển của công nghệ vi xử lý – chip, các MMU trong các chip hiện tại chỉ hổ trợ khoảng hàng trăm đến hàng nghìn page table entry với chi phí cao. Ngoài ra, các thuật toán trong việc quản lý bộ nhớ và phần cứng hiện tại cũng chỉ hổ trợ số lượng trăm, nghìn page table entry, tạo sự khó khăn nhất định với hàng triệu, thậm chí hàng tỷ page table entry.</text:p>
      <text:p text:style-name="Standard">Kích cỡ của page sẽ tăng lên với cấp số nhân của kích cỡ chuẩn (4KB) tùy thuộc vào mục đích sử dụng . Huge page có thể có kích cỡ từ 2MB tới hàng GB.</text:p>
      <text:list xml:id="list5877600087526038820" text:style-name="L2">
        <text:list-item>
          <text:p text:style-name="P2">Ưu điểm:</text:p>
          <text:p text:style-name="P2">Huge page được pin trực tiếp tới bộ nhớ, do đó nó không bị swap in/out từ RAM. Điều này làm giảm overhead cho quá trình paging, tăng hiệu năng của hệ thống.</text:p>
          <text:p text:style-name="P2">Huge page sẽ làm số lượng các page table entry giảm, TLB look ups sẽ hoạt động nhanh hớn trong việc tìm kiếm địa chỉ.</text:p>
        </text:list-item>
        <text:list-item>
          <text:p text:style-name="P2">Nhược điểm:</text:p>
          <text:p text:style-name="P2">RAM sẽ bị tiêu thụ và đầy rất nhanh nếu không có quá trình swap. Việc sử dụng hugepage như thế nào cho hiệu quả tùy thuộc vào độ lớn ứng dụng, dịch vụ đang sử dụng. Ta có thể định nghĩa một phần RAM cho hugepage, số lượng RAM còn lại vẫn sử dụng cho page tiêu chuẩn.</text:p>
          <text:p text:style-name="P2">Hugepage chỉ nên được ứng dụng với các workload sử dụng trực tiếp không gian hugepage của RAM, tránh trường hợp fragmented memory.</text:p>
        </text:list-item>
      </text:list>
      <text:p text:style-name="Standard">NUMA (Non-Uniform Memory Access)</text:p>
      <text:p text:style-name="Standard">Một kiểu kiến trúc bộ nhớ máy tính nhằm hổ trợ cho hệ thống đa xử lý (multi processing) trong đó bộ nhớ (memory) thể hiện các đặc tính hiệu năng riêng biệt tại những điểm khác nhau trong không gian địac chỉ của CPU.</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03T11:29:40.77</meta:creation-date>
    <meta:document-statistic meta:table-count="0" meta:image-count="0" meta:object-count="0" meta:page-count="1" meta:paragraph-count="19" meta:word-count="588" meta:character-count="2810"/>
    <dc:date>2019-12-03T16:00:44.53</dc:date>
    <meta:editing-duration>PT2H7M33S</meta:editing-duration>
    <meta:editing-cycles>1</meta:editing-cycles>
    <meta:generator>OpenOffice/4.1.5$Win32 OpenOffice.org_project/415m1$Build-9789</meta:generator>
  </office:meta>
</office:document-meta>
</file>